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6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7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8" style:family="paragraph" style:parent-style-name="Default">
      <style:paragraph-properties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9" style:family="paragraph" style:parent-style-name="Default">
      <style:paragraph-properties style:text-autospace="none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0" style:family="paragraph" style:parent-style-name="Default">
      <style:paragraph-properties style:text-autospace="none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1" style:family="paragraph" style:parent-style-name="Default">
      <style:paragraph-properties fo:text-align="start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2" style:family="paragraph" style:parent-style-name="Default">
      <style:paragraph-properties fo:text-align="center" style:justify-single-word="false" style:text-autospace="none"/>
    </style:style>
    <style:style style:name="P13" style:family="paragraph" style:parent-style-name="Default">
      <style:paragraph-properties fo:text-align="start" style:justify-single-word="false" style:text-autospace="none"/>
    </style:style>
    <style:style style:name="P14" style:family="paragraph" style:parent-style-name="Default">
      <style:paragraph-properties fo:text-align="center" style:justify-single-word="false" style:text-autospace="none"/>
      <style:text-properties style:text-underline-style="solid" style:text-underline-width="auto" style:text-underline-color="font-color"/>
    </style:style>
    <style:style style:name="P15" style:family="paragraph" style:parent-style-name="Default">
      <style:paragraph-properties fo:text-align="center" style:justify-single-word="false" style:text-autospace="none"/>
      <style:text-properties style:font-name="Times New Roman2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6" style:family="paragraph" style:parent-style-name="Default">
      <style:paragraph-properties fo:text-align="center" style:justify-single-word="false" style:text-autospace="none"/>
      <style:text-properties style:font-name="Times New Roman2" fo:font-size="11pt" fo:language="en" fo:country="US" style:text-underline-style="solid" style:text-underline-width="auto" style:text-underline-color="font-color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7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18" style:family="paragraph" style:parent-style-name="Default">
      <style:paragraph-properties style:text-autospace="none"/>
    </style:style>
    <style:style style:name="P19" style:family="paragraph" style:parent-style-name="Default">
      <style:paragraph-properties fo:text-align="center" style:justify-single-word="false" fo:background-color="#c0c0c0" style:text-autospace="none">
        <style:background-image/>
      </style:paragraph-properties>
    </style:style>
    <style:style style:name="P20" style:family="paragraph" style:parent-style-name="Default">
      <style:paragraph-properties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1" style:family="paragraph" style:parent-style-name="Default">
      <style:paragraph-properties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2" style:family="paragraph" style:parent-style-name="Default">
      <style:paragraph-properties style:text-autospace="none"/>
      <style:text-properties fo:color="#000000" style:text-line-through-style="none" style:font-name="Times New Roman2" fo:font-size="11pt" fo:language="en" fo:country="US" style:text-underline-style="none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3" style:family="paragraph" style:parent-style-name="Default">
      <style:paragraph-properties style:text-autospace="none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4" style:family="paragraph" style:parent-style-name="Default">
      <style:paragraph-properties style:text-autospace="non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5" style:family="paragraph" style:parent-style-name="Default">
      <style:paragraph-properties style:text-autospace="none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6" style:family="paragraph" style:parent-style-name="Default">
      <style:paragraph-properties style:text-autospace="none"/>
      <style:text-properties style:font-name="Times New Roman" fo:font-size="11pt" style:font-size-asian="11pt" style:font-size-complex="11pt"/>
    </style:style>
    <style:style style:name="P27" style:family="paragraph" style:parent-style-name="Default">
      <style:paragraph-properties fo:text-align="center" style:justify-single-word="false" fo:background-color="#c0c0c0" style:text-autospace="none">
        <style:background-image/>
      </style:paragraph-properties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8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9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30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31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32" style:family="paragraph" style:parent-style-name="Default">
      <style:paragraph-properties fo:text-align="start" style:justify-single-word="false" style:text-autospace="none" style:writing-mode="lr-tb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33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 style:text-line-through-style="none" fo:language="en" fo:country="US" style:text-underline-style="none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2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4" style:family="text">
      <style:text-properties fo:color="#000000" fo:language="en" fo:country="US" fo:font-weight="bold" style:font-name-asian="Bookman Old Style" style:font-weight-asian="bold" style:font-name-complex="Bookman Old Style" style:font-weight-complex="bold"/>
    </style:style>
    <style:style style:name="T15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16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17" style:family="text">
      <style:text-properties fo:color="#000000" style:font-name-asian="Times New Roman2" style:font-name-complex="Times New Roman2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0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1" style:family="text">
      <style:text-properties style:text-line-through-style="none" style:text-underline-style="none" fo:font-weight="normal" style:font-weight-asian="normal" style:font-weight-complex="normal"/>
    </style:style>
    <style:style style:name="T22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28" style:family="text">
      <style:text-properties fo:language="en" fo:country="US" style:font-name-asian="Bookman Old Style" style:font-name-complex="Bookman Old Style"/>
    </style:style>
    <style:style style:name="T29" style:family="text">
      <style:text-properties style:font-name-asian="Bookman Old Style" style:font-name-complex="Bookman Old Styl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doka-inspekcia.@yandex.ru"><text:span text:style-name="T7"/></text:a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<text:s/><text:span text:style-name="T9">Applicants for survey: </text:span></text:p>
            <text:p text:style-name="P13"><text:span text:style-name="T9">Company </text:span><text:span text:style-name="T10">CJSC «Tander» </text:span></text:p>
            <text:p text:style-name="P11"/>
            <text:p text:style-name="P13"><text:s/><text:span text:style-name="T9">Address </text:span></text:p>
            <text:p text:style-name="P7">CJSC “Tander” </text:p>
            <text:p text:style-name="P7">185 Levanevskogo Street </text:p>
            <text:p text:style-name="P7">Krasnodar, 350002 </text:p>
            <text:p text:style-name="P7">Russia </text:p>
            <text:p text:style-name="P4"/>
          </table:table-cell>
          <table:table-cell table:style-name="Таблица1.A1" office:value-type="string">
            <text:p text:style-name="P13"><text:s/><text:span text:style-name="T9">Заказчик инспекции: </text:span></text:p>
            <text:p text:style-name="P13"><text:span text:style-name="T9">Компания</text:span><text:span text:style-name="T10"> ЗAO «Тандер» </text:span></text:p>
            <text:p text:style-name="P7"/>
            <text:p text:style-name="P13"><text:s/><text:span text:style-name="T9">Адрес </text:span></text:p>
            <text:p text:style-name="P13"><text:span text:style-name="T9">З</text:span><text:span text:style-name="T10">AO «Тандер» </text:span></text:p>
            <text:p text:style-name="P7">Россия </text:p>
            <text:p text:style-name="P7">350002 Краснодар </text:p>
            <text:p text:style-name="P7">ул. Леваневского 185 </text:p>
            <text:p text:style-name="P8"/>
          </table:table-cell>
        </table:table-row>
      </table:table>
      <text:p text:style-name="P12"><text:s/><text:span text:style-name="T18">CARGO SURVEY REPORT </text:span></text:p>
      <text:p text:style-name="P14"><text:span text:style-name="T19">№ </text:span><text:span text:style-name="T20">{$Report}</text:span></text:p>
      <text:p text:style-name="P15">ОТЧЕТ ОБ ИНСПЕКЦИИ ГРУЗА </text:p>
      <text:p text:style-name="P14"><text:span text:style-name="T19">№ </text:span><text:span text:style-name="T20">{$Report}</text:span></text:p>
      <text:p text:style-name="P1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">Container:</text:p>
            <text:p text:style-name="P29">{$number}</text:p>
          </table:table-cell>
          <table:table-cell table:style-name="Таблица2.A1" office:value-type="string">
            <text:p text:style-name="P30">Контейнер:</text:p>
            <text:p text:style-name="P29">{$number}</text:p>
          </table:table-cell>
        </table:table-row>
        <table:table-row>
          <table:table-cell table:style-name="Таблица2.A1" office:value-type="string">
            <text:p text:style-name="P28">Seal: <text:span text:style-name="T21">{$inspection.actualSeal}</text:span><text:span text:style-name="T23"> </text:span></text:p>
          </table:table-cell>
          <table:table-cell table:style-name="Таблица2.A1" office:value-type="string">
            <text:p text:style-name="P30">Пломба: <text:span text:style-name="T22">{$inspection.actualSeal}</text:span></text:p>
          </table:table-cell>
        </table:table-row>
        <table:table-row>
          <table:table-cell table:style-name="Таблица2.A1" office:value-type="string">
            <text:p text:style-name="P28">Description of Goods<text:span text:style-name="T23">: {$actualCargoesEnglishName}</text:span></text:p>
          </table:table-cell>
          <table:table-cell table:style-name="Таблица2.A1" office:value-type="string">
            <text:p text:style-name="P30">Груз<text:span text:style-name="T23">: <text:s/></text:span><text:span text:style-name="T26">{$actualCargoesName}</text:span></text:p>
          </table:table-cell>
        </table:table-row>
        <table:table-row>
          <table:table-cell table:style-name="Таблица2.A1" office:value-type="string">
            <text:p text:style-name="P28">Vessel: <text:span text:style-name="T24">{$voyage.vessel.name}</text:span><text:span text:style-name="T23"> </text:span></text:p>
          </table:table-cell>
          <table:table-cell table:style-name="Таблица2.A1" office:value-type="string">
            <text:p text:style-name="P30">Судно: <text:span text:style-name="T27">{$voyage.vessel.name}</text:span></text:p>
          </table:table-cell>
        </table:table-row>
        <table:table-row>
          <table:table-cell table:style-name="Таблица2.A1" office:value-type="string">
            <text:p text:style-name="P28">Bill of Lading: <text:span text:style-name="T23">{$billOfLadings}</text:span></text:p>
          </table:table-cell>
          <table:table-cell table:style-name="Таблица2.A1" office:value-type="string">
            <text:p text:style-name="P30">Коносамент: <text:span text:style-name="T26">{$billOfLadings}</text:span></text:p>
          </table:table-cell>
        </table:table-row>
        <table:table-row>
          <table:table-cell table:style-name="Таблица2.A1" office:value-type="string">
            <text:p text:style-name="P26"><text:span text:style-name="T15">Port and day of loading: </text:span><text:span text:style-name="T13">{$loadingPort.englishName}</text:span><text:span text:style-name="T16"> </text:span></text:p>
            <text:p text:style-name="P29">{$loadingDate} </text:p>
          </table:table-cell>
          <table:table-cell table:style-name="Таблица2.A1" office:value-type="string">
            <text:p text:style-name="P26"><text:span text:style-name="T15">Порт и дата отгрузки: </text:span><text:span text:style-name="T13">{$loadingPort.name}</text:span></text:p>
            <text:p text:style-name="P29">{$loadingDate}</text:p>
          </table:table-cell>
        </table:table-row>
        <table:table-row>
          <table:table-cell table:style-name="Таблица2.A1" office:value-type="string">
            <text:p text:style-name="P24">Port and day of unloading: <text:span text:style-name="T22">$dischargePort.englishName}</text:span></text:p>
            <text:p text:style-name="P32">{$dischargeDate}</text:p>
          </table:table-cell>
          <table:table-cell table:style-name="Таблица2.A1" office:value-type="string">
            <text:p text:style-name="P24">Порт и дата выгрузки: <text:span text:style-name="T22">{$dischargePort.name}</text:span></text:p>
            <text:p text:style-name="P32">{$dischargeDate}</text:p>
          </table:table-cell>
        </table:table-row>
        <table:table-row>
          <table:table-cell table:style-name="Таблица2.A1" office:value-type="string">
            <text:p text:style-name="P24">Shipper: </text:p>
            <text:p text:style-name="P32">{$cargoSuppliersEng}</text:p>
          </table:table-cell>
          <table:table-cell table:style-name="Таблица2.A1" office:value-type="string">
            <text:p text:style-name="P24">Отправитель:</text:p>
            <text:p text:style-name="P32">{$cargoSuppliers}</text:p>
          </table:table-cell>
        </table:table-row>
        <table:table-row>
          <table:table-cell table:style-name="Таблица2.A1" office:value-type="string">
            <text:p text:style-name="P28">Order №: <text:span text:style-name="T29">{$orders}</text:span> <text:s/></text:p>
          </table:table-cell>
          <table:table-cell table:style-name="Таблица2.A1" office:value-type="string">
            <text:p text:style-name="P30">Заказ №: <text:span text:style-name="T28">{$orders}</text:span> </text:p>
          </table:table-cell>
        </table:table-row>
        <table:table-row>
          <table:table-cell table:style-name="Таблица2.A1" office:value-type="string">
            <text:p text:style-name="P28">Invoice №: <text:span text:style-name="T29">{$invoices}</text:span> <text:s/></text:p>
          </table:table-cell>
          <table:table-cell table:style-name="Таблица2.A1" office:value-type="string">
            <text:p text:style-name="P30">Инвойс №: <text:span text:style-name="T28">{$invoices}</text:span> </text:p>
          </table:table-cell>
        </table:table-row>
        <table:table-row>
          <table:table-cell table:style-name="Таблица2.A1" office:value-type="string">
            <text:p text:style-name="P24">Receiver: </text:p>
            <text:p text:style-name="P10">CJSC “Tander” </text:p>
            <text:p text:style-name="P10">185 Levanevskogo Street </text:p>
            <text:p text:style-name="P10">350002 Krasnodar,</text:p>
            <text:p text:style-name="P29">Russia </text:p>
          </table:table-cell>
          <table:table-cell table:style-name="Таблица2.A1" office:value-type="string">
            <text:p text:style-name="P24">Получатель: </text:p>
            <text:p text:style-name="P10">ЗАО «Тандер» </text:p>
            <text:p text:style-name="P10">Россия </text:p>
            <text:p text:style-name="P10">350002 Краснодар</text:p>
            <text:p text:style-name="P31"><text:s/>ул. Леваневского 185</text:p>
          </table:table-cell>
        </table:table-row>
        <table:table-row>
          <table:table-cell table:style-name="Таблица2.A1" office:value-type="string">
            <text:p text:style-name="P28">Date of inspection request<text:span text:style-name="T23">: </text:span><text:span text:style-name="T21">{$inspection.surveyRequestDate}</text:span></text:p>
          </table:table-cell>
          <table:table-cell table:style-name="Таблица2.A1" office:value-type="string">
            <text:p text:style-name="P30">Дата заявки на инспекцию:<text:span text:style-name="T22">{$inspection.surveyRequestDate}</text:span></text:p>
          </table:table-cell>
        </table:table-row>
        <table:table-row>
          <table:table-cell table:style-name="Таблица2.A1" office:value-type="string">
            <text:p text:style-name="P28">Date of Survey Conducted<text:span text:style-name="T23">: </text:span><text:span text:style-name="T21">{$inspection.surveyDate}</text:span></text:p>
          </table:table-cell>
          <table:table-cell table:style-name="Таблица2.A1" office:value-type="string">
            <text:p text:style-name="P30"><text:span text:style-name="T25">Дата проведения инспекции: </text:span><text:span text:style-name="T22">{$inspection.surveyDate}</text:span></text:p>
          </table:table-cell>
        </table:table-row>
        <table:table-row>
          <table:table-cell table:style-name="Таблица2.A1" office:value-type="string">
            <text:p text:style-name="P26"><text:span text:style-name="T15">Place of survey: </text:span></text:p>
            <text:p text:style-name="P9">{$inspection.surveyPlace.englishName}</text:p>
          </table:table-cell>
          <table:table-cell table:style-name="Таблица2.A1" office:value-type="string">
            <text:p text:style-name="P26"><text:span text:style-name="T15">Место инспекции: </text:span></text:p>
            <text:p text:style-name="P9">{$inspection.surveyPlace.russianName}</text:p>
          </table:table-cell>
        </table:table-row>
        <table:table-row>
          <table:table-cell table:style-name="Таблица2.A1" office:value-type="string">
            <text:p text:style-name="P20">Unloading on a warehouse/in a motor vehicle:</text:p>
          </table:table-cell>
          <table:table-cell table:style-name="Таблица2.A1" office:value-type="string">
            <text:p text:style-name="P22">Выгрузка на склад/в автомашину:</text:p>
          </table:table-cell>
        </table:table-row>
        <table:table-row>
          <table:table-cell table:style-name="Таблица2.A1" office:value-type="string">
            <text:p text:style-name="P20">Type of packing:</text:p>
          </table:table-cell>
          <table:table-cell table:style-name="Таблица2.A1" office:value-type="string">
            <text:p text:style-name="P22">Вид упаковки:</text:p>
          </table:table-cell>
        </table:table-row>
      </table:table>
      <text:p text:style-name="P17"/>
      <table:table table:name="TableStickerA4" table:style-name="TableStickerA4">
        <table:table-column table:style-name="TableStickerA4.A"/>
        <table:table-column table:style-name="TableStickerA4.B"/>
        <text:soft-page-break/>
        <table:table-row>
          <table:table-cell table:style-name="TableStickerA4.A1" table:number-columns-spanned="2" office:value-type="string">
            <text:p text:style-name="P27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5"/>
          </table:table-cell>
          <table:table-cell table:style-name="TableStickerA4.A1" office:value-type="string">
            <text:p text:style-name="P5"/>
          </table:table-cell>
        </table:table-row>
      </table:table>
      <text:p text:style-name="P17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P19"><text:span text:style-name="T11">Shipping </text:span><text:span text:style-name="T12">m</text:span><text:span text:style-name="T11">ark</text:span><text:span text:style-name="T12">s</text:span><text:span text:style-name="T11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5"/>
          </table:table-cell>
          <table:table-cell table:style-name="TableShippingMark.A1" office:value-type="string">
            <text:p text:style-name="P5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1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.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8-24T01:24:01.05</dc:date>
    <meta:editing-duration>PT22H33M2S</meta:editing-duration>
    <meta:editing-cycles>101</meta:editing-cycles>
    <meta:generator>LibreOffice/3.3$Win32 LibreOffice_project/330m19$Build-301</meta:generator>
    <meta:document-statistic meta:table-count="5" meta:image-count="0" meta:object-count="0" meta:page-count="2" meta:paragraph-count="77" meta:word-count="209" meta:character-count="1854"/>
  </office:meta>
</office:document-meta>
</file>